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5.863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af77"/>
    </style:style>
    <style:style style:name="P2" style:family="paragraph" style:parent-style-name="Standard">
      <style:text-properties officeooo:rsid="0001af77" officeooo:paragraph-rsid="0001af77"/>
    </style:style>
    <style:style style:name="P3" style:family="paragraph" style:parent-style-name="Standard">
      <style:text-properties fo:font-weight="bold" officeooo:rsid="0001af77" style:font-weight-asian="bold" style:font-weight-complex="bold"/>
    </style:style>
    <style:style style:name="P4" style:family="paragraph" style:parent-style-name="Standard">
      <style:text-properties fo:font-weight="bold" officeooo:rsid="0001af77" officeooo:paragraph-rsid="0001af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officeooo:paragraph-rsid="0001af77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Default">
      <style:text-properties fo:font-weight="bold" style:font-weight-asian="bold" style:font-weight-complex="bold"/>
    </style:style>
    <style:style style:name="P8" style:family="paragraph" style:parent-style-name="Default">
      <style:text-properties officeooo:rsid="00037c16" officeooo:paragraph-rsid="00037c16"/>
    </style:style>
    <style:style style:name="P9" style:family="paragraph" style:parent-style-name="Default">
      <style:text-properties officeooo:rsid="0003ee7e" officeooo:paragraph-rsid="00037c16"/>
    </style:style>
    <style:style style:name="P10" style:family="paragraph" style:parent-style-name="Default">
      <style:text-properties officeooo:rsid="0003ee7e" officeooo:paragraph-rsid="0003ee7e"/>
    </style:style>
    <style:style style:name="P11" style:family="paragraph" style:parent-style-name="Default">
      <style:text-properties officeooo:rsid="00043c3c" officeooo:paragraph-rsid="00043c3c"/>
    </style:style>
    <style:style style:name="P12" style:family="paragraph" style:parent-style-name="Default">
      <style:paragraph-properties fo:margin-left="0cm" fo:margin-right="0cm" fo:margin-top="0cm" fo:margin-bottom="0.277cm" loext:contextual-spacing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Default">
      <style:paragraph-properties fo:margin-left="0cm" fo:margin-right="0cm" fo:margin-top="0cm" fo:margin-bottom="0.277cm" loext:contextual-spacing="false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Default">
      <style:paragraph-properties fo:margin-left="0cm" fo:margin-right="0cm" fo:margin-top="0cm" fo:margin-bottom="0.282cm" loext:contextual-spacing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f77" officeooo:paragraph-rsid="0001a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1.5pt" style:font-size-asian="11.5pt"/>
    </style:style>
    <style:style style:name="T2" style:family="text">
      <style:text-properties fo:font-size="13pt" style:font-size-asian="13pt"/>
    </style:style>
    <style:style style:name="T3" style:family="text">
      <style:text-properties style:text-line-through-style="none" style:text-line-through-type="none" fo:font-size="13pt" style:text-underline-style="none" style:font-size-asian="13pt"/>
    </style:style>
    <style:style style:name="T4" style:family="text">
      <style:text-properties fo:color="#0a4137" style:font-name="Arial"/>
    </style:style>
    <style:style style:name="T5" style:family="text">
      <style:text-properties fo:color="#0a4137" style:font-name="Arial" officeooo:rsid="0001af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><text:s/><text:span text:style-name="T2">Disciplina: Administração Financeira </text:span></text:p>
      <text:p text:style-name="P1"><text:span text:style-name="T3">Docente: Profa. Dra. Ana Carolina Costa Corrêa </text:span></text:p>
      <text:p text:style-name="P2"><text:span text:style-name="T3">Aluno: Sauo Weikert Bicalho</text:span></text:p>
      <text:p text:style-name="P2"><text:span text:style-name="T3"/></text:p>
      <text:p text:style-name="P4"><text:span text:style-name="T3"/></text:p>
      <text:p text:style-name="P4"><text:span text:style-name="T3">Atividade 2 – Análise da Natura</text:span></text:p>
      <text:p text:style-name="P7"><text:s/></text:p>
      <text:p text:style-name="P12"><text:span text:style-name="T1">a) Análise vertical do Balanço Patrimonial para os anos de 2017 e 2018 </text:span></text:p>
      <text:p text:style-name="P12"><text:span text:style-name="T1"/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>2018</text:p>
          </table:table-cell>
          <table:table-cell table:style-name="Tabela1.C1" office:value-type="string">
            <text:p text:style-name="P17">2017</text:p>
          </table:table-cell>
        </table:table-row>
        <table:table-row>
          <table:table-cell table:style-name="Tabela1.A2" office:value-type="string">
            <text:p text:style-name="P17">Ativos Circulantes/Ativos</text:p>
          </table:table-cell>
          <table:table-cell table:style-name="Tabela1.A2" office:value-type="string">
            <text:p text:style-name="P5"><text:span text:style-name="T4">6.455.759 </text:span><text:span text:style-name="T5">/</text:span></text:p>
          </table:table-cell>
          <table:table-cell table:style-name="Tabela1.C2" office:value-type="string">
            <text:p text:style-name="P6"><text:span text:style-name="T4">7.056.309/</text:span></text:p>
          </table:table-cell>
        </table:table-row>
        <table:table-row>
          <table:table-cell table:style-name="Tabela1.A2" office:value-type="string">
            <text:p text:style-name="P17">Ativos Circulantes/Ativos</text:p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</table:table>
      <text:p text:style-name="P13"><text:span text:style-name="T1"/></text:p>
      <text:p text:style-name="P12"><text:span text:style-name="T1"/></text:p>
      <text:p text:style-name="P12"><text:span text:style-name="T1">b) Análise horizontal do Balanço Patrimonial para o ano de 2018 (ano base 2017) </text:span></text:p>
      <text:p text:style-name="P12"><text:span text:style-name="T1">c) Análise vertical da Demonstração de Resultado para os anos de 2017 e 2018 </text:span></text:p>
      <text:p text:style-name="P12"><text:span text:style-name="T1">d) Análise horizontal da Demonstração de Resultado para o ano de 2018 (ano base 2017) </text:span></text:p>
      <text:p text:style-name="P14"><text:span text:style-name="T1">e) Os seguintes indicadores de liquidez para os anos de 2017 e 2018: </text:span></text:p>
      <text:p text:style-name="P15"><text:span text:style-name="T1">a. Liquidez corrente </text:span></text:p>
      <text:p text:style-name="P15"><text:span text:style-name="T1">b. Liquidez imediata </text:span></text:p>
      <text:p text:style-name="P15"><text:span text:style-name="T1">c. Liquidez seca </text:span></text:p>
      <text:p text:style-name="P14"><text:span text:style-name="T1">d. Liquidez geral </text:span></text:p>
      <text:p text:style-name="P14"><text:span text:style-name="T1">f) Os seguintes indicadores de estrutura de capital para os anos de 2017 e 2018: </text:span></text:p>
      <text:p text:style-name="P12"><text:span text:style-name="T1">a. Participação de capitais de terceiros </text:span></text:p>
      <text:p text:style-name="P12"><text:soft-page-break/><text:span text:style-name="T1">b. Dependência financeira </text:span></text:p>
      <text:p text:style-name="P12"><text:span text:style-name="T1">c. Composição do endividamento </text:span></text:p>
      <text:p text:style-name="P14"><text:span text:style-name="T1">d. Imobilização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31:00</meta:creation-date>
    <meta:generator>LibreOffice/6.1.5.2$Windows_X86_64 LibreOffice_project/90f8dcf33c87b3705e78202e3df5142b201bd805</meta:generator>
    <meta:initial-creator>Thayanne</meta:initial-creator>
    <dc:date>2019-08-30T17:58:03.385000000</dc:date>
    <meta:editing-duration>PT14M23S</meta:editing-duration>
    <meta:editing-cycles>3</meta:editing-cycles>
    <meta:document-statistic meta:table-count="1" meta:image-count="0" meta:object-count="0" meta:page-count="2" meta:paragraph-count="25" meta:word-count="139" meta:character-count="878" meta:non-whitespace-character-count="744"/>
  </office:meta>
</office:document-meta>
</file>